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0000003006DF1D874.png" manifest:media-type="image/png"/>
  <manifest:file-entry manifest:full-path="Pictures/100000000000055000000300979BE8D9.png" manifest:media-type="image/png"/>
  <manifest:file-entry manifest:full-path="Pictures/100000000000055000000300605711C7.png" manifest:media-type="image/png"/>
  <manifest:file-entry manifest:full-path="Pictures/1000000000000550000003000B6126DE.png" manifest:media-type="image/png"/>
  <manifest:file-entry manifest:full-path="Pictures/1000000000000550000003006A7922A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0.99cm" style:rel-column-width="561*"/>
    </style:style>
    <style:style style:name="Table2.B" style:family="table-column">
      <style:table-column-properties style:column-width="7.717cm" style:rel-column-width="4375*"/>
    </style:style>
    <style:style style:name="Table2.C" style:family="table-column">
      <style:table-column-properties style:column-width="0.286cm" style:rel-column-width="162*"/>
    </style:style>
    <style:style style:name="Table2.D" style:family="table-column">
      <style:table-column-properties style:column-width="2.716cm" style:rel-column-width="1540*"/>
    </style:style>
    <style:style style:name="Table2.E" style:family="table-column">
      <style:table-column-properties style:column-width="2.178cm" style:rel-column-width="1235*"/>
    </style:style>
    <style:style style:name="Table2.F" style:family="table-column">
      <style:table-column-properties style:column-width="1.302cm" style:rel-column-width="738*"/>
    </style:style>
    <style:style style:name="Table2.G" style:family="table-column">
      <style:table-column-properties style:column-width="1.102cm" style:rel-column-width="625*"/>
    </style:style>
    <style:style style:name="Table2.H" style:family="table-column">
      <style:table-column-properties style:column-width="0.709cm" style:rel-column-width="402*"/>
    </style:style>
    <style:style style:name="Table2.A1" style:family="table-cell">
      <style:table-cell-properties fo:padding="0.097cm" fo:border-left="0.05pt solid #000000" fo:border-right="none" fo:border-top="0.05pt solid #000000" fo:border-bottom="0.05pt solid #000000"/>
    </style:style>
    <style:style style:name="Table2.H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H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paragraph-rsid="000ad9d2"/>
    </style:style>
    <style:style style:name="P2" style:family="paragraph" style:parent-style-name="Text_20_body">
      <style:text-properties officeooo:rsid="000c83c7" officeooo:paragraph-rsid="000c83c7"/>
    </style:style>
    <style:style style:name="P3" style:family="paragraph" style:parent-style-name="Text_20_body">
      <style:text-properties fo:color="#ffff99" fo:font-size="18pt" fo:text-shadow="1pt 1pt" officeooo:rsid="000c83c7" officeooo:paragraph-rsid="000c83c7" fo:background-color="#cc9999" style:font-size-asian="18pt" style:font-size-complex="18pt"/>
    </style:style>
    <style:style style:name="P4" style:family="paragraph" style:parent-style-name="Table_20_Contents">
      <style:text-properties officeooo:rsid="026a4849" officeooo:paragraph-rsid="000ad9d2"/>
    </style:style>
    <style:style style:name="P5" style:family="paragraph" style:parent-style-name="Table_20_Contents">
      <style:text-properties officeooo:rsid="026cddf1" officeooo:paragraph-rsid="000ad9d2"/>
    </style:style>
    <style:style style:name="P6" style:family="paragraph" style:parent-style-name="Table_20_Contents">
      <style:text-properties officeooo:rsid="026c50a5" officeooo:paragraph-rsid="000ad9d2"/>
    </style:style>
    <style:style style:name="P7" style:family="paragraph" style:parent-style-name="Table_20_Contents">
      <style:text-properties officeooo:rsid="026f30f9" officeooo:paragraph-rsid="000ad9d2"/>
    </style:style>
    <style:style style:name="P8" style:family="paragraph" style:parent-style-name="Table_20_Contents">
      <style:text-properties officeooo:rsid="026c265d" officeooo:paragraph-rsid="000ad9d2"/>
    </style:style>
    <style:style style:name="P9" style:family="paragraph" style:parent-style-name="Table_20_Contents">
      <style:text-properties officeooo:rsid="026d3a61" officeooo:paragraph-rsid="000ad9d2"/>
    </style:style>
    <style:style style:name="P10" style:family="paragraph" style:parent-style-name="Table_20_Contents">
      <style:text-properties officeooo:rsid="026e2322" officeooo:paragraph-rsid="000ad9d2"/>
    </style:style>
    <style:style style:name="P11" style:family="paragraph" style:parent-style-name="Table_20_Contents">
      <style:text-properties officeooo:paragraph-rsid="000ad9d2"/>
    </style:style>
    <style:style style:name="P12" style:family="paragraph" style:parent-style-name="Table_20_Contents">
      <style:text-properties officeooo:rsid="000ad9d2" officeooo:paragraph-rsid="000ad9d2"/>
    </style:style>
    <style:style style:name="P13" style:family="paragraph" style:parent-style-name="Standard">
      <style:text-properties fo:font-size="18pt" fo:font-weight="bold" officeooo:rsid="000ad9d2" officeooo:paragraph-rsid="000ad9d2" style:font-size-asian="18pt" style:font-weight-asian="bold" style:font-size-complex="18pt" style:font-weight-complex="bold"/>
    </style:style>
    <style:style style:name="P14" style:family="paragraph" style:parent-style-name="Standard">
      <style:text-properties fo:color="#336699" fo:font-weight="bold" officeooo:rsid="026e2322" officeooo:paragraph-rsid="000ad9d2" style:font-weight-asian="bold" style:font-weight-complex="bold"/>
    </style:style>
    <style:style style:name="P15" style:family="paragraph" style:parent-style-name="Standard">
      <style:text-properties officeooo:paragraph-rsid="000ad9d2"/>
    </style:style>
    <style:style style:name="P16" style:family="paragraph" style:parent-style-name="Standard">
      <style:text-properties fo:language="pt" fo:country="PT" officeooo:rsid="000c83c7" officeooo:paragraph-rsid="000c83c7"/>
    </style:style>
    <style:style style:name="P17" style:family="paragraph" style:parent-style-name="Standard">
      <style:text-properties officeooo:rsid="000c83c7" officeooo:paragraph-rsid="000c83c7"/>
    </style:style>
    <style:style style:name="P18" style:family="paragraph" style:parent-style-name="Standard">
      <style:text-properties fo:color="#336699" fo:font-weight="bold" officeooo:rsid="026f30f9" officeooo:paragraph-rsid="000ad9d2" style:font-weight-asian="bold" style:font-weight-complex="bold"/>
    </style:style>
    <style:style style:name="P19" style:family="paragraph" style:parent-style-name="Standard">
      <style:text-properties fo:language="pt" fo:country="PT" officeooo:rsid="000c83c7" officeooo:paragraph-rsid="000c83c7"/>
    </style:style>
    <style:style style:name="P20" style:family="paragraph" style:parent-style-name="Standard">
      <style:text-properties fo:language="pt" fo:country="PT" officeooo:rsid="00235b37" officeooo:paragraph-rsid="00235b37"/>
    </style:style>
    <style:style style:name="P21" style:family="paragraph" style:parent-style-name="Standard">
      <style:text-properties officeooo:paragraph-rsid="000ad9d2"/>
    </style:style>
    <style:style style:name="P22" style:family="paragraph" style:parent-style-name="Text_20_body">
      <style:text-properties officeooo:rsid="001b3b9e" officeooo:paragraph-rsid="001b3b9e"/>
    </style:style>
    <style:style style:name="P23" style:family="paragraph" style:parent-style-name="Text_20_body">
      <style:text-properties officeooo:paragraph-rsid="002045ee"/>
    </style:style>
    <style:style style:name="P24" style:family="paragraph" style:parent-style-name="Text_20_body">
      <style:text-properties officeooo:rsid="00235b37" officeooo:paragraph-rsid="00235b37"/>
    </style:style>
    <style:style style:name="P25" style:family="paragraph" style:parent-style-name="Text_20_body">
      <style:text-properties fo:font-weight="bold" officeooo:rsid="00235b37" officeooo:paragraph-rsid="00235b37" style:font-weight-asian="bold" style:font-weight-complex="bold"/>
    </style:style>
    <style:style style:name="T1" style:family="text">
      <style:text-properties officeooo:rsid="000ad9d2"/>
    </style:style>
    <style:style style:name="T2" style:family="text">
      <style:text-properties officeooo:rsid="000c83c7"/>
    </style:style>
    <style:style style:name="T3" style:family="text">
      <style:text-properties fo:color="#663300" fo:font-weight="bold" style:font-weight-asian="bold" style:font-weight-complex="bold"/>
    </style:style>
    <style:style style:name="T4" style:family="text">
      <style:text-properties fo:color="#663300" fo:language="pt" fo:country="PT"/>
    </style:style>
    <style:style style:name="T5" style:family="text">
      <style:text-properties fo:color="#663300" fo:language="pt" fo:country="PT" fo:font-weight="bold" style:font-weight-asian="bold" style:font-weight-complex="bold"/>
    </style:style>
    <style:style style:name="T6" style:family="text">
      <style:text-properties fo:color="#663300" fo:language="pt" fo:country="PT" fo:font-weight="bold" officeooo:rsid="002045ee" style:font-weight-asian="bold" style:font-weight-complex="bold"/>
    </style:style>
    <style:style style:name="T7" style:family="text">
      <style:text-properties fo:color="#663300" fo:language="pt" fo:country="PT" fo:font-weight="bold" officeooo:rsid="00204760" style:font-weight-asian="bold" style:font-weight-complex="bold"/>
    </style:style>
    <style:style style:name="T8" style:family="text">
      <style:text-properties fo:color="#663300" fo:language="pt" fo:country="PT" fo:font-style="italic" style:text-underline-style="solid" style:text-underline-width="auto" style:text-underline-color="font-color" fo:font-weight="bold" style:font-style-asian="italic" style:font-weight-asian="bold" style:font-style-complex="italic" style:font-weight-complex="bold"/>
    </style:style>
    <style:style style:name="T9" style:family="text">
      <style:text-properties fo:color="#663300" fo:language="pt" fo:country="PT" fo:font-style="italic" style:text-underline-style="solid" style:text-underline-width="auto" style:text-underline-color="font-color" fo:font-weight="bold" officeooo:rsid="001c7a4f" style:font-style-asian="italic" style:font-weight-asian="bold" style:font-style-complex="italic" style:font-weight-complex="bold"/>
    </style:style>
    <style:style style:name="T10" style:family="text">
      <style:text-properties fo:font-weight="bold" style:font-weight-asian="bold" style:font-weight-complex="bold"/>
    </style:style>
    <style:style style:name="T11" style:family="text">
      <style:text-properties fo:font-weight="bold" officeooo:rsid="00251959" style:font-weight-asian="bold" style:font-weight-complex="bold"/>
    </style:style>
    <style:style style:name="T12" style:family="text">
      <style:text-properties fo:font-weight="bold" officeooo:rsid="000ad9d2" style:font-weight-asian="bold" style:font-weight-complex="bold"/>
    </style:style>
    <style:style style:name="T13" style:family="text">
      <style:text-properties fo:font-weight="bold" officeooo:rsid="002aaf8f" style:font-weight-asian="bold" style:font-weight-complex="bold"/>
    </style:style>
    <style:style style:name="T14" style:family="text">
      <style:text-properties fo:language="pt" fo:country="PT"/>
    </style:style>
    <style:style style:name="T15" style:family="text">
      <style:text-properties fo:language="pt" fo:country="PT" fo:font-weight="bold" style:font-weight-asian="bold" style:font-weight-complex="bold"/>
    </style:style>
    <style:style style:name="T16" style:family="text">
      <style:text-properties fo:language="pt" fo:country="PT" fo:font-weight="bold" officeooo:rsid="001b6336" style:font-weight-asian="bold" style:font-weight-complex="bold"/>
    </style:style>
    <style:style style:name="T17" style:family="text">
      <style:text-properties fo:language="pt" fo:country="PT" fo:font-weight="bold" officeooo:rsid="001d12ec" style:font-weight-asian="bold" style:font-weight-complex="bold"/>
    </style:style>
    <style:style style:name="T18" style:family="text">
      <style:text-properties fo:language="pt" fo:country="PT" fo:font-weight="bold" officeooo:rsid="002045ee" style:font-weight-asian="bold" style:font-weight-complex="bold"/>
    </style:style>
    <style:style style:name="T19" style:family="text">
      <style:text-properties fo:language="pt" fo:country="PT" fo:font-weight="bold" officeooo:rsid="00204760" style:font-weight-asian="bold" style:font-weight-complex="bold"/>
    </style:style>
    <style:style style:name="T20" style:family="text">
      <style:text-properties fo:language="pt" fo:country="PT" officeooo:rsid="000caada"/>
    </style:style>
    <style:style style:name="T21" style:family="text">
      <style:text-properties fo:language="pt" fo:country="PT" officeooo:rsid="000e9b7a"/>
    </style:style>
    <style:style style:name="T22" style:family="text">
      <style:text-properties fo:language="pt" fo:country="PT" fo:font-style="italic" style:font-style-asian="italic" style:font-style-complex="italic"/>
    </style:style>
    <style:style style:name="T23" style:family="text">
      <style:text-properties fo:language="pt" fo:country="PT" officeooo:rsid="001d12ec"/>
    </style:style>
    <style:style style:name="T24" style:family="text">
      <style:text-properties fo:language="pt" fo:country="PT" officeooo:rsid="001dc14d"/>
    </style:style>
    <style:style style:name="T25" style:family="text">
      <style:text-properties fo:language="pt" fo:country="PT" officeooo:rsid="001f110f"/>
    </style:style>
    <style:style style:name="T26" style:family="text">
      <style:text-properties fo:language="pt" fo:country="PT" officeooo:rsid="002045ee"/>
    </style:style>
    <style:style style:name="T27" style:family="text">
      <style:text-properties fo:language="pt" fo:country="PT" officeooo:rsid="00204760"/>
    </style:style>
    <style:style style:name="T28" style:family="text">
      <style:text-properties fo:color="#ffff99" fo:font-size="16pt" fo:text-shadow="1pt 1pt" fo:background-color="#cc9999" loext:char-shading-value="0" style:font-size-asian="16pt" style:font-size-complex="16pt"/>
    </style:style>
    <style:style style:name="T29" style:family="text">
      <style:text-properties fo:color="#996633" fo:language="pt" fo:country="PT" fo:font-style="italic" fo:font-weight="bold" style:font-style-asian="italic" style:font-weight-asian="bold" style:font-style-complex="italic" style:font-weight-complex="bold"/>
    </style:style>
    <style:style style:name="T30" style:family="text">
      <style:text-properties fo:color="#996633" fo:language="pt" fo:country="PT" fo:font-style="italic" fo:font-weight="bold" officeooo:rsid="000caada" style:font-style-asian="italic" style:font-weight-asian="bold" style:font-style-complex="italic" style:font-weight-complex="bold"/>
    </style:style>
    <style:style style:name="T31" style:family="text">
      <style:text-properties fo:color="#996633" fo:language="pt" fo:country="PT" fo:font-weight="bold" style:font-weight-asian="bold" style:font-weight-complex="bold"/>
    </style:style>
    <style:style style:name="T32" style:family="text">
      <style:text-properties fo:color="#996633" fo:language="pt" fo:country="PT" fo:font-weight="bold" officeooo:rsid="000caada" style:font-weight-asian="bold" style:font-weight-complex="bold"/>
    </style:style>
    <style:style style:name="T33" style:family="text">
      <style:text-properties fo:color="#996633" fo:language="pt" fo:country="PT" fo:font-weight="bold" officeooo:rsid="000e9b7a" style:font-weight-asian="bold" style:font-weight-complex="bold"/>
    </style:style>
    <style:style style:name="T34" style:family="text">
      <style:text-properties officeooo:rsid="00111bac"/>
    </style:style>
    <style:style style:name="T35" style:family="text">
      <style:text-properties fo:color="#004586" fo:background-color="#ccff66" loext:char-shading-value="0"/>
    </style:style>
    <style:style style:name="T36" style:family="text">
      <style:text-properties fo:color="#004586" officeooo:rsid="00146e41" fo:background-color="#ccff66" loext:char-shading-value="0"/>
    </style:style>
    <style:style style:name="T37" style:family="text">
      <style:text-properties fo:color="#004586" fo:font-weight="bold" fo:background-color="#ccff66" loext:char-shading-value="0" style:font-weight-asian="bold" style:font-weight-complex="bold"/>
    </style:style>
    <style:style style:name="T38" style:family="text">
      <style:text-properties fo:color="#004586" fo:font-style="italic" fo:background-color="#ccff66" loext:char-shading-value="0" style:font-style-asian="italic" style:font-style-complex="italic"/>
    </style:style>
    <style:style style:name="T39" style:family="text">
      <style:text-properties fo:color="#004586" fo:font-style="italic" officeooo:rsid="00146e41" fo:background-color="#ccff66" loext:char-shading-value="0" style:font-style-asian="italic" style:font-style-complex="italic"/>
    </style:style>
    <style:style style:name="T40" style:family="text">
      <style:text-properties fo:color="#004586" fo:language="pt" fo:country="PT" fo:font-weight="bold" fo:background-color="#ccff66" loext:char-shading-value="0" style:font-weight-asian="bold" style:font-weight-complex="bold"/>
    </style:style>
    <style:style style:name="T41" style:family="text">
      <style:text-properties fo:color="#004586" fo:language="pt" fo:country="PT" fo:font-weight="bold" officeooo:rsid="000c83c7" fo:background-color="#ccff66" loext:char-shading-value="0" style:font-weight-asian="bold" style:font-weight-complex="bold"/>
    </style:style>
    <style:style style:name="T42" style:family="text">
      <style:text-properties fo:color="#004586" fo:language="pt" fo:country="PT" fo:font-weight="bold" officeooo:rsid="002045ee" fo:background-color="#ccff66" loext:char-shading-value="0" style:font-weight-asian="bold" style:font-weight-complex="bold"/>
    </style:style>
    <style:style style:name="T43" style:family="text">
      <style:text-properties fo:color="#004586" fo:language="pt" fo:country="PT" officeooo:rsid="000c83c7" fo:background-color="#ccff66" loext:char-shading-value="0"/>
    </style:style>
    <style:style style:name="T44" style:family="text">
      <style:text-properties fo:color="#004586" fo:language="pt" fo:country="PT" officeooo:rsid="00146e41" fo:background-color="#ccff66" loext:char-shading-value="0"/>
    </style:style>
    <style:style style:name="T45" style:family="text">
      <style:text-properties fo:color="#004586" fo:language="pt" fo:country="PT" fo:font-style="italic" fo:background-color="#ccff66" loext:char-shading-value="0" style:font-style-asian="italic" style:font-style-complex="italic"/>
    </style:style>
    <style:style style:name="T46" style:family="text">
      <style:text-properties fo:color="#004586" fo:language="pt" fo:country="PT" fo:font-style="italic" officeooo:rsid="00146e41" fo:background-color="#ccff66" loext:char-shading-value="0" style:font-style-asian="italic" style:font-style-complex="italic"/>
    </style:style>
    <style:style style:name="T47" style:family="text">
      <style:text-properties fo:color="#004586" fo:language="pt" fo:country="PT" fo:font-style="italic" officeooo:rsid="002045ee" fo:background-color="#ccff66" loext:char-shading-value="0" style:font-style-asian="italic" style:font-style-complex="italic"/>
    </style:style>
    <style:style style:name="T48" style:family="text">
      <style:text-properties officeooo:rsid="00146e41"/>
    </style:style>
    <style:style style:name="T49" style:family="text">
      <style:text-properties officeooo:rsid="0017a471"/>
    </style:style>
    <style:style style:name="T50" style:family="text">
      <style:text-properties fo:color="#800000" fo:language="pt" fo:country="PT" fo:font-weight="bold" style:font-weight-asian="bold" style:font-weight-complex="bold"/>
    </style:style>
    <style:style style:name="T51" style:family="text">
      <style:text-properties fo:color="#800000" fo:font-weight="bold" style:font-weight-asian="bold" style:font-weight-complex="bold"/>
    </style:style>
    <style:style style:name="T52" style:family="text">
      <style:text-properties fo:color="#800000" fo:font-weight="bold" officeooo:rsid="002aaf8f" fo:background-color="#ffff00" loext:char-shading-value="0" style:font-weight-asian="bold" style:font-weight-complex="bold"/>
    </style:style>
    <style:style style:name="T53" style:family="text">
      <style:text-properties fo:color="#800000" fo:font-weight="bold" officeooo:rsid="002c3e9a" fo:background-color="#ffff00" loext:char-shading-value="0" style:font-weight-asian="bold" style:font-weight-complex="bold"/>
    </style:style>
    <style:style style:name="T54" style:family="text">
      <style:text-properties fo:color="#800000" officeooo:rsid="002aaf8f"/>
    </style:style>
    <style:style style:name="T55" style:family="text">
      <style:text-properties fo:color="#800000" officeooo:rsid="002aaf8f" fo:background-color="#ffff00" loext:char-shading-value="0"/>
    </style:style>
    <style:style style:name="T56" style:family="text">
      <style:text-properties fo:color="#800000" officeooo:rsid="002c3e9a" fo:background-color="#ffff00" loext:char-shading-value="0"/>
    </style:style>
    <style:style style:name="T57" style:family="text">
      <style:text-properties officeooo:rsid="00251959"/>
    </style:style>
    <style:style style:name="T58" style:family="text">
      <style:text-properties officeooo:rsid="00286920"/>
    </style:style>
    <style:style style:name="T59" style:family="text">
      <style:text-properties officeooo:rsid="0029d4ff"/>
    </style:style>
    <style:style style:name="T60" style:family="text">
      <style:text-properties officeooo:rsid="002aaf8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SPA Design and Architecture</text:p>
      <text:p text:style-name="P15"/>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table-cell table:style-name="Table2.A1" office:value-type="string">
            <text:p text:style-name="P4"/>
          </table:table-cell>
          <table:table-cell table:style-name="Table2.A1" office:value-type="string">
            <text:p text:style-name="P15"/>
          </table:table-cell>
          <table:table-cell table:style-name="Table2.A1" office:value-type="string">
            <text:p text:style-name="P11"/>
          </table:table-cell>
          <table:table-cell table:style-name="Table2.A1" office:value-type="string">
            <text:p text:style-name="P5">Output</text:p>
          </table:table-cell>
          <table:table-cell table:style-name="Table2.A1" office:value-type="string">
            <text:p text:style-name="P5">aulas</text:p>
          </table:table-cell>
          <table:table-cell table:style-name="Table2.A1" office:value-type="string">
            <text:p text:style-name="P5">questões</text:p>
          </table:table-cell>
          <table:table-cell table:style-name="Table2.A1" office:value-type="string">
            <text:p text:style-name="P6"/>
          </table:table-cell>
          <table:table-cell table:style-name="Table2.H1" office:value-type="string">
            <text:p text:style-name="P6"/>
          </table:table-cell>
        </table:table-row>
        <table:table-row>
          <table:table-cell table:style-name="Table2.A2" office:value-type="string">
            <text:p text:style-name="P4">1</text:p>
          </table:table-cell>
          <table:table-cell table:style-name="Table2.A2" office:value-type="string">
            <text:p text:style-name="P15"><text:span text:style-name="T12">The basic – O que é uma single page application<text:line-break/></text:span><text:span text:style-name="T13">Status: </text:span><text:span text:style-name="T52">Em andamento<text:line-break/></text:span><text:span text:style-name="T10">Início:</text:span> 01/02/16<text:line-break/><text:span text:style-name="T10">Fim:</text:span> 05/01/16</text:p>
          </table:table-cell>
          <table:table-cell table:style-name="Table2.A2" office:value-type="string">
            <text:p text:style-name="P11"/>
          </table:table-cell>
          <table:table-cell table:style-name="Table2.A2" office:value-type="string">
            <text:p text:style-name="P5"><text:span text:style-name="T1">Mapa</text:span>(1)</text:p>
            <text:p text:style-name="P5">Video (<text:span text:style-name="T1">1</text:span>),</text:p>
            <text:p text:style-name="P5"><text:span text:style-name="T2">Slide</text:span>(1)</text:p>
            <text:p text:style-name="P5"/>
          </table:table-cell>
          <table:table-cell table:style-name="Table2.A2" office:value-type="string">
            <text:p text:style-name="P7"><text:span text:style-name="T58">4</text:span>h<text:line-break/><text:span text:style-name="T59">Assistidas: (2h)</text:span></text:p>
          </table:table-cell>
          <table:table-cell table:style-name="Table2.A2" office:value-type="string">
            <text:p text:style-name="P12">0</text:p>
          </table:table-cell>
          <table:table-cell table:style-name="Table2.A2" office:value-type="string">
            <text:p text:style-name="P6">R1</text:p>
          </table:table-cell>
          <table:table-cell table:style-name="Table2.H2" office:value-type="string">
            <text:p text:style-name="P6">R2</text:p>
          </table:table-cell>
        </table:table-row>
        <table:table-row>
          <table:table-cell table:style-name="Table2.A2" office:value-type="string">
            <text:p text:style-name="P8"/>
          </table:table-cell>
          <table:table-cell table:style-name="Table2.A2" office:value-type="string">
            <text:p text:style-name="P18"/>
          </table:table-cell>
          <table:table-cell table:style-name="Table2.A2" office:value-type="string">
            <text:p text:style-name="P11"/>
          </table:table-cell>
          <table:table-cell table:style-name="Table2.A2" office:value-type="string">
            <text:p text:style-name="P5"/>
          </table:table-cell>
          <table:table-cell table:style-name="Table2.A2" office:value-type="string">
            <text:p text:style-name="P7"/>
          </table:table-cell>
          <table:table-cell table:style-name="Table2.A2" office:value-type="string">
            <text:p text:style-name="P9"/>
          </table:table-cell>
          <table:table-cell table:style-name="Table2.A2" office:value-type="string">
            <text:p text:style-name="P7"/>
          </table:table-cell>
          <table:table-cell table:style-name="Table2.H2" office:value-type="string">
            <text:p text:style-name="P11"/>
          </table:table-cell>
        </table:table-row>
        <table:table-row>
          <table:table-cell table:style-name="Table2.A2" office:value-type="string">
            <text:p text:style-name="P8"/>
          </table:table-cell>
          <table:table-cell table:style-name="Table2.A2" office:value-type="string">
            <text:p text:style-name="P15"/>
          </table:table-cell>
          <table:table-cell table:style-name="Table2.A2" office:value-type="string">
            <text:p text:style-name="P11"/>
          </table:table-cell>
          <table:table-cell table:style-name="Table2.A2" office:value-type="string">
            <text:p text:style-name="P5"/>
          </table:table-cell>
          <table:table-cell table:style-name="Table2.A2" office:value-type="string">
            <text:p text:style-name="P7"/>
          </table:table-cell>
          <table:table-cell table:style-name="Table2.A2" office:value-type="string">
            <text:p text:style-name="P9"/>
          </table:table-cell>
          <table:table-cell table:style-name="Table2.A2" office:value-type="string">
            <text:p text:style-name="P9"/>
          </table:table-cell>
          <table:table-cell table:style-name="Table2.H2" office:value-type="string">
            <text:p text:style-name="P9"/>
          </table:table-cell>
        </table:table-row>
        <table:table-row>
          <table:table-cell table:style-name="Table2.A2" office:value-type="string">
            <text:p text:style-name="P8"/>
          </table:table-cell>
          <table:table-cell table:style-name="Table2.A2" office:value-type="string">
            <text:p text:style-name="P14"/>
          </table:table-cell>
          <table:table-cell table:style-name="Table2.A2" office:value-type="string">
            <text:p text:style-name="P11"/>
          </table:table-cell>
          <table:table-cell table:style-name="Table2.A2" office:value-type="string">
            <text:p text:style-name="P5"/>
          </table:table-cell>
          <table:table-cell table:style-name="Table2.A2" office:value-type="string">
            <text:p text:style-name="P9"/>
          </table:table-cell>
          <table:table-cell table:style-name="Table2.A2" office:value-type="string">
            <text:p text:style-name="P9"/>
          </table:table-cell>
          <table:table-cell table:style-name="Table2.A2" office:value-type="string">
            <text:p text:style-name="P9"/>
          </table:table-cell>
          <table:table-cell table:style-name="Table2.H2" office:value-type="string">
            <text:p text:style-name="P9"/>
          </table:table-cell>
        </table:table-row>
        <table:table-row>
          <table:table-cell table:style-name="Table2.A2" office:value-type="string">
            <text:p text:style-name="P8"/>
          </table:table-cell>
          <table:table-cell table:style-name="Table2.A2" office:value-type="string">
            <text:p text:style-name="P14"/>
          </table:table-cell>
          <table:table-cell table:style-name="Table2.A2" office:value-type="string">
            <text:p text:style-name="P11"/>
          </table:table-cell>
          <table:table-cell table:style-name="Table2.A2" office:value-type="string">
            <text:p text:style-name="P5"/>
          </table:table-cell>
          <table:table-cell table:style-name="Table2.A2" office:value-type="string">
            <text:p text:style-name="P10"/>
          </table:table-cell>
          <table:table-cell table:style-name="Table2.A2" office:value-type="string">
            <text:p text:style-name="P10"/>
          </table:table-cell>
          <table:table-cell table:style-name="Table2.A2" office:value-type="string">
            <text:p text:style-name="P10"/>
          </table:table-cell>
          <table:table-cell table:style-name="Table2.H2" office:value-type="string">
            <text:p text:style-name="P11"/>
          </table:table-cell>
        </table:table-row>
      </table:table>
      <text:p text:style-name="P1"/>
      <text:p text:style-name="P3">Cap 1.1 O que é uma single Page Application?</text:p>
      <text:p text:style-name="P16"><text:bookmark text:name="result_box"/><text:span text:style-name="T10">Este capítulo cobre<text:line-break/></text:span>■ A definição de uma aplicação única página (SPA)<text:line-break/>■ Uma visão geral dos elementos básicos de um SPA<text:line-break/>■ Os benefícios da ZPE mais tradicional web<text:line-break/>aplicações</text:p>
      <text:p text:style-name="P17"><text:span text:style-name="T14"><text:line-break/></text:span><text:span text:style-name="T15">Resumo<text:line-break/></text:span><text:span text:style-name="T14">Aqui está uma rápida recapitulação sobre SPA:<text:line-break/><text:line-break/>- SPA s são uma abordagem para o desenvolvimento web em que toda a aplicação é alojados em uma única página.<text:line-break/>- Em um SPA, </text:span><text:span text:style-name="T31">não há atualizações</text:span><text:span text:style-name="T14"> de página inteira ocorrer após o aplicativo é carregado. Em vez disso, </text:span><text:span text:style-name="T20">a </text:span><text:span text:style-name="T14">lógica é carregado </text:span><text:span text:style-name="T31">n</text:span><text:span text:style-name="T32">o front</text:span><text:span text:style-name="T14"> e apresentados em termos de </text:span><text:span text:style-name="T29">vi</text:span><text:span text:style-name="T30">ew-swapping</text:span><text:span text:style-name="T14"><text:line-break/>dentro de regiões de conteúdo.<text:line-break/>- SPA s comunicar com o servidor de forma </text:span><text:span text:style-name="T31">assíncrona</text:span><text:span text:style-name="T14">. Muitas vezes, o formato de dados usado<text:line-break/>na presente comunicação é </text:span><text:span text:style-name="T31">JSON</text:span><text:span text:style-name="T14"> texto -formatted.<text:line-break/><text:line-break/>- </text:span><text:span text:style-name="T32">Frameworks</text:span><text:span text:style-name="T31"> MV *</text:span><text:span text:style-name="T14"> fornecer o mecanismo usado pelo SPA s para se casar com dados d</text:span><text:span text:style-name="T20">as</text:span><text:span text:style-name="T14"> noss</text:span><text:span text:style-name="T20">as</text:span><text:span text:style-name="T14"><text:line-break/>solicitações de servidor com </text:span><text:span text:style-name="T20">as</text:span><text:span text:style-name="T14"> vi</text:span><text:span text:style-name="T20">ews</text:span><text:span text:style-name="T14"> que o usuário vê e interage. Existem alter-<text:line-break/>nativ</text:span><text:span text:style-name="T20">a</text:span><text:span text:style-name="T14">s para MV * não abrangidos no livro, especialmente quando se utiliza tecnologias<text:line-break/>tais como Rea</text:span><text:span text:style-name="T20">ct</text:span><text:span text:style-name="T14"> ou Web Components.<text:line-break/>Em vez de depender de variáveis ​​e funções globais, o código JavaScript em um<text:line-break/></text:span><text:span text:style-name="T31">SPA é organizado usando módulos</text:span><text:span text:style-name="T14">. Módulos de fornecer o estado e / ou dados de </text:span><text:span text:style-name="T31">encapsulamento</text:span><text:span text:style-name="T14">. Eles também ajudam </text:span><text:span text:style-name="T20">com </text:span><text:span text:style-name="T14">código </text:span><text:span text:style-name="T31">d</text:span><text:span text:style-name="T32">esacoplado</text:span><text:span text:style-name="T14"> e mais f</text:span><text:span text:style-name="T20">ácil de se manter</text:span><text:span text:style-name="T14">.<text:line-break/>Alguns dos benefícios de um SPA incluem uma </text:span><text:span text:style-name="T31">sensação do tipo desktop</text:span><text:span text:style-name="T14">, um</text:span><text:span text:style-name="T21">a apresentação desacoplada da </text:span><text:span text:style-name="T33">camada de ação</text:span><text:span text:style-name="T14">, car</text:span><text:span text:style-name="T21">regamento</text:span><text:span text:style-name="T14"> mais rápid</text:span><text:span text:style-name="T21">o</text:span><text:span text:style-name="T14"> e mais leves, menos tempo de espera do usuário e código mais </text:span><text:span text:style-name="T31">fácil </text:span><text:span text:style-name="T33">de se fazer </text:span><text:span text:style-name="T31">manutenção</text:span><text:span text:style-name="T14">.</text:span></text:p>
      <text:p text:style-name="P2"/>
      <text:p text:style-name="P16"><text:span text:style-name="T28">O que é uma aplicação de uma única página?</text:span><text:line-break/><text:span text:style-name="T10">Verticalização de fora desse movimento bem-sucedido, o conceito SPA leva desenvolvimento web<text:line-break/></text:span><text:soft-page-break/><text:span text:style-name="T10">mento para um nível totalmente novo, expandindo as técnicas de manipulação de nível de página de<text:line-break/>AJAX para todo o aplicativo.</text:span> Além disso, os padrões e as práticas comummente<text:line-break/>usado na criação de uma ZPE pode levar a eficiência global em design da aplicação,<text:line-break/>a manutenção do código, e tempo de desenvolvimento. Ter uma implementação bem sucedida de uma aplicação de uma única página, porém, será bastante impactado pela sua compreensão de<text:line-break/>Arquitetura SPA.<text:line-break/>Tal como acontece com a maioria das soluções emergentes, o design da aplicação de uma única página inclui <text:span text:style-name="T34">várias</text:span> abordagens. Variados pareceres de peritos de hoje, além de uma infinidade de concorrentes bibliotecas e frameworks, pode fazer encontrar a solução certa para o seu projecto SPA<text:line-break/>desafiador. Quanto mais você sabe que vai para ele, o mais bem sucedido você será em encontrar-<text:line-break/>ing a aplicação que é certo para você e seus objetivos de desenvolvimento. É por isso<text:line-break/>Vou começar por fornecer uma compreensão clara de um SPA e seus benefícios. Ao longo<text:line-break/>do livro, você vai examinar cada faceta de desenvolvimento SPA usando um estilo de Java-<text:line-break/>Quadros de script comumente chamado de quadros MV *.</text:p>
      <text:p text:style-name="P2"/>
      <text:p text:style-name="P16"><text:bookmark text:name="result_box2"/><text:span text:style-name="T37">1.1</text:span><text:span text:style-name="T35"> </text:span><text:span text:style-name="T36">{</text:span><text:span text:style-name="T38">SPA em poucas palavras</text:span><text:span text:style-name="T39">}</text:span><text:line-break/>Em um SPA, todo o aplicativo é executado como uma única página da web. Nesta abordagem, <text:span text:style-name="T48">a camada de apresentação</text:span> para toda a aplicação foi <text:span text:style-name="T48">colocada</text:span> fora do servidor e é<text:line-break/>gerenciado a partir de dentro do navegador. Para se ter uma idéia melhor do que isto parece, você vai rever algumas ilustrações.</text:p>
      <text:p text:style-name="P22"><draw:frame draw:style-name="fr1" draw:name="Image1" text:anchor-type="paragraph" svg:width="17cm" svg:height="9.599cm" draw:z-index="0"><draw:image xlink:href="Pictures/1000000000000550000003006A7922A0.png" xlink:type="simple" xlink:show="embed" xlink:actuate="onLoad"/></draw:frame><text:line-break/><text:span text:style-name="T41">1.</text:span><text:span text:style-name="T40">2</text:span><text:span text:style-name="T43"> </text:span><text:span text:style-name="T44">{</text:span><text:span text:style-name="T45">O que não é uma SPA?</text:span><text:span text:style-name="T46">}</text:span></text:p>
      <text:p text:style-name="P16"><text:bookmark text:name="result_box3"/>Primeiro, vamos dar uma olhada em uma aplicação web que não é um SPA. A Figura 1.1 mostra uma grande aplicação web que <text:span text:style-name="T3">usa um projeto do lado do servidor tradicional</text:span>.<text:line-break/>Com este projeto, cada solicitação para um novo modo de exibição (página HTML) resulta em um round-trip ao servidor. Quando os dados de <text:span text:style-name="T49">atualização</text:span> é necessária no lado do cliente, o pedido é enviado para o do lado do servidor. No lado do servidor, a <text:span text:style-name="T3">solicitação é interceptada por um objeto controlador</text:span> dentro a camada de apresentação. O controlador então interage com a camada do modelo através do service-camada, que determina os componentes necessários para completar a camada de modelo. Depois que os dados são buscados, quer por um objeto de acesso a dados <text:soft-page-break/>(DAO) ou por um serviço, as alterações necessárias para os dados são, então, feita pela lógica de negócios no camada de negócios.<text:line-break/>O controle é passado de volta para a camada de apresentação, onde a v<text:span text:style-name="T49">iew é renderizada</text:span>. Apresentação lógica determina como os dados obtidos de <text:span text:style-name="T49">atualização</text:span> é representado na<text:line-break/>vi<text:span text:style-name="T49">ew</text:span> selecionada. Muitas vezes, a visão resultante começa como um arquivo de origem com espaços reservados, onde os dados são para ser inserida (e possivelmente outras instruções render). Este arquivo age como um tipo de modelo de como a visão fica carimbado sempre que as rotas de controlador de uma solicitação a ele.<text:line-break/>Depois que os dados são mesclados e vista, a vista é devolvido ao browser. o<text:line-break/>navegador, em seguida, recebe a nova página HTML e, através de uma atualização de UI, o usuário vê a nova exibição que contém os dados solicitados.</text:p>
      <text:p text:style-name="P23"><text:bookmark text:name="result_box4"/><text:span text:style-name="T15">1.</text:span><text:span text:style-name="T16">2</text:span><text:span text:style-name="T15">.1 Não há atualizações do navegador<text:line-break/></text:span><text:span text:style-name="T14">Em um SPA, pontos de vista </text:span><text:span text:style-name="T5">não são páginas HTML completas</text:span><text:span text:style-name="T14">. Eles são apenas </text:span><text:span text:style-name="T5">partes do DOM</text:span><text:span text:style-name="T14"><text:line-break/>que compõem as áreas visíveis da tela. Após o carregamento da página inicial, todas as ferramentas<text:line-break/>necessário para criar e exibir vistas são baixados e pronto para usar. </text:span><text:span text:style-name="T8">Se um novo<text:line-break/>vi</text:span><text:span text:style-name="T9">ew</text:span><text:span text:style-name="T8"> é necessário, </text:span><text:span text:style-name="T9">essa</text:span><text:span text:style-name="T8"> é gerada localmente no navegador e dinamicamente ligado à<text:line-break/>DOM via JavaScript.</text:span><text:span text:style-name="T14"> Não há atualizações do navegador.<text:line-break/></text:span><text:span text:style-name="T15">1.</text:span><text:span text:style-name="T17">2</text:span><text:span text:style-name="T15">.2 Apresentação lógico no cliente</text:span><text:span text:style-name="T14"><text:line-break/>Porque a nossa</text:span><text:span text:style-name="T4"> </text:span><text:span text:style-name="T5">lógica de apresentação é na maior parte do lado do cliente em um SPA</text:span><text:span text:style-name="T14">, a tarefa de combinar HTML e os dados são movidos a partir </text:span><text:span text:style-name="T5">do servidor para o navegador.</text:span><text:span text:style-name="T14"> Como no lado do servidor, HTML contém marcadores de posição em que deve ser inserido de dados (e possivelmente outros instruções </text:span><text:span text:style-name="T23">de renderização</text:span><text:span text:style-name="T14">). Este modelo do lado do cliente é usado como base para “</text:span><text:span text:style-name="T22">carimbar</text:span><text:span text:style-name="T14">” </text:span><text:span text:style-name="T25">(usando marcações especiais) </text:span><text:span text:style-name="T14">a nova vi</text:span><text:span text:style-name="T24">ew</text:span><text:span text:style-name="T14"> no cliente. Não é </text:span><text:span text:style-name="T25">um </text:span><text:span text:style-name="T14">modelo HTML de uma página completa.</text:span><text:span text:style-name="T5"> É apenas a parte da página </text:span><text:span text:style-name="T6">que a view representa</text:span><text:span text:style-name="T14">.<text:line-break/>O trabalho pesado de roteamento para a visão correta, que combina dados com o HTML<text:line-break/>template, </text:span><text:span text:style-name="T5">e gerenciamento de ciclo de vida de um ponto de vista</text:span><text:span text:style-name="T14"> é geralmente delegada a um terceiro </text:span><text:span text:style-name="T26">arquivo JavaScript </text:span><text:span text:style-name="T14">comumente referido como um quadro MV * (às vezes chamado de um quadro SPA trabalho). <text:line-break/></text:span><text:span text:style-name="T15">1.</text:span><text:span text:style-name="T18">2</text:span><text:span text:style-name="T15">.3 Transações do servidor</text:span><text:span text:style-name="T14"><text:line-break/>Em um SPA, várias abordagens pode ser usado para processar os dados do servidor. Estes<text:line-break/>incluem </text:span><text:span text:style-name="T5">o processamento parcial do lado do servidor</text:span><text:span text:style-name="T14">, em que trechos de HTML são combinados com dados na resposta do servidor. Este livro centra-se em uma </text:span><text:span text:style-name="T5">abordagem alternativa</text:span><text:span text:style-name="T14">, em que<text:line-break/></text:span><text:span text:style-name="T5">renderização é feita no cliente e somente os dados são enviados e recebidos durante<text:line-break/>transações </text:span><text:span text:style-name="T6">de negócio</text:span><text:span text:style-name="T5">.</text:span><text:span text:style-name="T14"> Este é sempre feito de forma assíncrona através da </text:span><text:span text:style-name="T5">API XHR</text:span><text:span text:style-name="T14">. A troca de dados-formato é normalmente o </text:span><text:span text:style-name="T5">JavaScript Object Notation (JSON)</text:span><text:span text:style-name="T14">, embora ele não tem que ser.<text:line-break/>Mesmo usando renderização do lado do cliente, no entanto, o servidor ainda desempenha um papel vital no SPA.<text:line-break/>Mesmo se você já está usando um padrão de design do lado do servidor, como Model-View-Con-<text:line-break/>troller (MVC) para separar visualizações, dados e lógica, reconfigurar seu framework MVC<text:line-break/>para uso com SPA s é relativamente fácil. Portanto, frameworks como ASP.NET MVC ou<text:line-break/>Spring MVC ainda pode ser usado com um SPA.<text:line-break/></text:span><text:span text:style-name="T41">1.</text:span><text:span text:style-name="T42">3</text:span><text:span text:style-name="T43"> </text:span><text:span text:style-name="T44">{</text:span><text:span text:style-name="T47">Um olhar mais atento</text:span><text:span text:style-name="T46">}</text:span><text:span text:style-name="T14"><text:line-break/>Agora que você tem uma visão panorâmica da SPA, vamos dividi-la um pouco mais. Vamos<text:line-break/>falar sobre o que está acontecendo na camada de apresentação, agora que ele é movido para o<text:line-break/>navegador. Porque próximos capítulos fornecem mais detalhes, eu vou manter esta discussão em uma alto nível.<text:line-break/></text:span><text:soft-page-break/><text:span text:style-name="T15">1.</text:span><text:span text:style-name="T19">3</text:span><text:span text:style-name="T15">.1 Um SPA começa com uma concha</text:span><text:span text:style-name="T14"><text:line-break/>A parte de uma única página do SPA se refere ao </text:span><text:span text:style-name="T5">arquivo HTML inicial</text:span><text:span text:style-name="T14">, ou shell. Este único HTML<text:line-break/>arquivo </text:span><text:span text:style-name="T5">é carregado uma vez e apenas uma vez</text:span><text:span text:style-name="T14">, e que serve como o ponto de partida para o resto do aplicação. Esta é a única carga completa do navegador que acontece em um SPA. </text:span><text:span text:style-name="T5">Porção posterior do aplicativo são carregados de forma dinâmica e independente do shell</text:span><text:span text:style-name="T14">, com-<text:line-break/>uma recarga de página inteira, dando ao usuário a percepção de que a página foi alterada.<text:line-break/>Normalmente, o shell é mínimo em estrutura e muitas vezes </text:span><text:span text:style-name="T5">contém uma tag única DIV vazio</text:span><text:span text:style-name="T14"><text:line-break/>que vai abrigar o resto do conteúdo do aplicativo (veja a figura 1.3). Você pode pensar </text:span><text:span text:style-name="T27">o</text:span><text:span text:style-name="T14"><text:line-break/>arquivo </text:span><text:span text:style-name="T5">HTML shell como a nave-mãe</text:span><text:span text:style-name="T14"> e o </text:span><text:span text:style-name="T5">recipiente DIV inicial como </text:span><text:span text:style-name="T7">um gancho</text:span><text:span text:style-name="T5"> de encaixe</text:span><text:span text:style-name="T14">.<text:line-break/>O código para o shell tem alguns dos elementos básicos de uma partida tradicional web<text:line-break/>página, como uma cabeça e no corpo. A listagem a seguir ilustra um arquivo básico shell.</text:span></text:p>
      <text:p text:style-name="P23"><draw:frame draw:style-name="fr2" draw:name="Image2" text:anchor-type="paragraph" svg:width="17cm" svg:height="9.599cm" draw:z-index="1"><draw:image xlink:href="Pictures/100000000000055000000300605711C7.png" xlink:type="simple" xlink:show="embed" xlink:actuate="onLoad"/></draw:frame><text:span text:style-name="T14"/></text:p>
      <text:p text:style-name="P23"><text:span text:style-name="T14"/></text:p>
      <text:p text:style-name="P23"><draw:frame draw:style-name="fr1" draw:name="Image3" text:anchor-type="paragraph" svg:width="17cm" svg:height="9.599cm" draw:z-index="2"><draw:image xlink:href="Pictures/1000000000000550000003000B6126DE.png" xlink:type="simple" xlink:show="embed" xlink:actuate="onLoad"/></draw:frame><text:soft-page-break/><text:span text:style-name="T14"/></text:p>
      <text:p text:style-name="P23"><draw:frame draw:style-name="fr3" draw:name="Image4" text:anchor-type="paragraph" svg:x="0cm" svg:y="2cm" svg:width="17cm" svg:height="9.599cm" draw:z-index="3"><draw:image xlink:href="Pictures/100000000000055000000300979BE8D9.png" xlink:type="simple" xlink:show="embed" xlink:actuate="onLoad"/></draw:frame><text:span text:style-name="T14"/></text:p>
      <text:p text:style-name="P23"><text:span text:style-name="T14"/></text:p>
      <text:p text:style-name="P23"><text:span text:style-name="T14"/></text:p>
      <text:p text:style-name="P25"><text:span text:style-name="T14">1.3.3 O nascimento de uma vista</text:span></text:p>
      <text:p text:style-name="P24"><text:span text:style-name="T14">Se seções (ou visualizações) da aplicação não fazem parte do shell inicial, como eles tornar-se parte da aplicação? Como mencionado anteriormente, as várias seções do</text:span></text:p>
      <text:p text:style-name="P24"><text:soft-page-break/><text:span text:style-name="T50">SPA são apresentados sob demanda</text:span><text:span text:style-name="T14">, geralmente como resultado de navegação do usuário. A Estrutura HTML de cada seção, chamada de modelo, </text:span><text:span text:style-name="T50">contém espaços reservados para dados</text:span><text:span text:style-name="T14">.</text:span></text:p>
      <text:p text:style-name="P24"><text:span text:style-name="T14">Bibliotecas e frameworks baseados em JavaScript, comumente referido como MV *, são utilizadas para casar com os dados e, pelo menos, um molde. Este casamento em última análise, resulta na visão final</text:span></text:p>
      <text:p text:style-name="P24"><draw:frame draw:style-name="fr3" draw:name="Image5" text:anchor-type="paragraph" svg:x="-0.265cm" svg:y="1.819cm" svg:width="17cm" svg:height="9.599cm" draw:z-index="4"><draw:image xlink:href="Pictures/1000000000000550000003006DF1D874.png" xlink:type="simple" xlink:show="embed" xlink:actuate="onLoad"/></draw:frame><text:span text:style-name="T14">(ver figura 1.7). Todo o conteúdo da tela além do escudo é colocado em views separadas.<text:line-break/></text:span></text:p>
      <text:p text:style-name="P24"><text:span text:style-name="T14"/></text:p>
      <text:p text:style-name="P20"><text:bookmark text:name="result_box5"/><text:span text:style-name="T10">1.</text:span><text:span text:style-name="T11">3</text:span><text:span text:style-name="T10">.4 V</text:span><text:span text:style-name="T11">iew swapping</text:span><text:span text:style-name="T10"> para a navegação </text:span><text:span text:style-name="T11">com zero reload de página.</text:span><text:line-break/>Tudo isso acontece <text:span text:style-name="T51">sem a necessidade de atualizar a shell</text:span>. Então, ao invés de ser servido um<text:line-break/>nova página estática para cada solicitação de navegação, o SPA pode exibir o novo conteúdo sem<text:line-break/>uma interrupção para o utilizador. Para uma determinada parte da tela, o conteúdo de um ponto de vista é meramente substituído pelo conteúdo de um outro ponto de vista. Isso dá a ilusão de que a página em si está mudando à medida que as navega usuário (veja a figura 1.9). Navegação sem uma recarga é uma elemento-chave da aplicação de uma única página que lhe dá a sensação de um aplicativo nativo.</text:p>
      <text:p text:style-name="P24"><text:span text:style-name="T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2T13:27:23.459139748</meta:creation-date>
    <meta:generator>LibreOffice/4.4.6.3$Linux_X86_64 LibreOffice_project/40m0$Build-3</meta:generator>
    <dc:date>2016-02-03T14:22:31.539684396</dc:date>
    <meta:editing-duration>PT6H6M29S</meta:editing-duration>
    <meta:editing-cycles>30</meta:editing-cycles>
    <meta:document-statistic meta:table-count="1" meta:image-count="5" meta:object-count="0" meta:page-count="6" meta:paragraph-count="27" meta:word-count="1677" meta:character-count="9759" meta:non-whitespace-character-count="8100"/>
  </office:meta>
</office:document-meta>
</file>